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E00000053F600235895F52195.png" manifest:media-type="image/png"/>
  <manifest:file-entry manifest:full-path="Pictures/100000010000038E0000006C69326F4B42E3D882.png" manifest:media-type="image/png"/>
  <manifest:file-entry manifest:full-path="Pictures/100000010000038E000000EA1CA5FA40B116EA0F.png" manifest:media-type="image/png"/>
  <manifest:file-entry manifest:full-path="Pictures/100000010000039C000003C6AB7460F5D8B25174.png" manifest:media-type="image/png"/>
  <manifest:file-entry manifest:full-path="Pictures/100000010000039C0000011918EBDF9AD0D7415E.png" manifest:media-type="image/png"/>
  <manifest:file-entry manifest:full-path="Pictures/100000010000039C000001243D14A3F1D97036D6.png" manifest:media-type="image/png"/>
  <manifest:file-entry manifest:full-path="Pictures/100000010000038E000000DEFDE5D0BCF8B58A05.png" manifest:media-type="image/png"/>
  <manifest:file-entry manifest:full-path="Pictures/100000010000038E000001F04230EE1DB6305EC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d192" officeooo:paragraph-rsid="0019d192"/>
    </style:style>
    <style:style style:name="P2" style:family="paragraph" style:parent-style-name="Standard">
      <style:text-properties officeooo:rsid="001cf7d2" officeooo:paragraph-rsid="001cf7d2"/>
    </style:style>
    <style:style style:name="P3" style:family="paragraph" style:parent-style-name="Standard">
      <style:text-properties officeooo:rsid="001cf7d2" officeooo:paragraph-rsid="001d52de"/>
    </style:style>
    <style:style style:name="P4" style:family="paragraph" style:parent-style-name="Standard">
      <style:text-properties officeooo:rsid="001d52de" officeooo:paragraph-rsid="001d52de"/>
    </style:style>
    <style:style style:name="P5" style:family="paragraph" style:parent-style-name="Standard">
      <style:text-properties officeooo:paragraph-rsid="001d52de"/>
    </style:style>
    <style:style style:name="P6" style:family="paragraph" style:parent-style-name="Standard">
      <style:text-properties officeooo:rsid="0019d192" officeooo:paragraph-rsid="0019d192"/>
    </style:style>
    <style:style style:name="P7" style:family="paragraph" style:parent-style-name="Standard">
      <style:text-properties fo:font-size="20pt" fo:font-weight="bold" officeooo:rsid="0019d192" officeooo:paragraph-rsid="0019d192" style:font-size-asian="17.5pt" style:font-weight-asian="bold" style:font-size-complex="20pt" style:font-weight-complex="bold"/>
    </style:style>
    <style:style style:name="T1" style:family="text">
      <style:text-properties officeooo:rsid="001f2cc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002cm, 5.08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 text:c="17"/><text:tab/><text:tab/><text:span text:style-name="T1">Assignment No 3</text:span></text:p>
      <text:p text:style-name="P1"/>
      <text:p text:style-name="P1"/>
      <text:p text:style-name="P1"/>
      <text:p text:style-name="P1">1.</text:p>
      <text:p text:style-name="Standard"><draw:frame draw:style-name="fr4" draw:name="Image1" text:anchor-type="char" svg:width="17cm" svg:height="9.266cm" draw:z-index="0"><draw:image xlink:href="Pictures/100000010000038E000001F04230EE1DB6305ECE.png" xlink:type="simple" xlink:show="embed" xlink:actuate="onLoad" draw:mime-type="image/png"/></draw:frame><text:s text:c="165"/></text:p>
      <text:p text:style-name="P1">2.</text:p>
      <text:p text:style-name="Standard"><draw:frame draw:style-name="fr1" draw:name="Image2" text:anchor-type="char" svg:x="0.106cm" svg:y="0.238cm" svg:width="17cm" svg:height="4.147cm" draw:z-index="1"><draw:image xlink:href="Pictures/100000010000038E000000DEFDE5D0BCF8B58A05.png" xlink:type="simple" xlink:show="embed" xlink:actuate="onLoad" draw:mime-type="image/png"/></draw:frame><text:s text:c="165"/></text:p>
      <text:p text:style-name="P2">3.</text:p>
      <text:p text:style-name="P2"><draw:frame draw:style-name="fr5" draw:name="Image7" text:anchor-type="char" svg:width="17cm" svg:height="5.371cm" draw:z-index="4"><draw:image xlink:href="Pictures/100000010000039C000001243D14A3F1D97036D6.png" xlink:type="simple" xlink:show="embed" xlink:actuate="onLoad" draw:mime-type="image/png"/></draw:frame><text:s text:c="174"/></text:p>
      <text:p text:style-name="P2"><text:s/></text:p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3">4.</text:p>
      <text:p text:style-name="P2"><draw:frame draw:style-name="fr4" draw:name="Image8" text:anchor-type="char" svg:width="17cm" svg:height="5.17cm" draw:z-index="5"><draw:image xlink:href="Pictures/100000010000039C0000011918EBDF9AD0D7415E.png" xlink:type="simple" xlink:show="embed" xlink:actuate="onLoad" draw:mime-type="image/png"/></draw:frame><text:s text:c="171"/></text:p>
      <text:p text:style-name="P4">5.</text:p>
      <text:p text:style-name="P4"/>
      <text:p text:style-name="P5"><text:s text:c="173"/></text:p>
      <text:p text:style-name="Standard"><draw:frame draw:style-name="fr4" draw:name="Image3" text:anchor-type="char" svg:width="17cm" svg:height="4.147cm" draw:z-index="2"><draw:image xlink:href="Pictures/100000010000038E000000DEFDE5D0BCF8B58A05.png" xlink:type="simple" xlink:show="embed" xlink:actuate="onLoad" draw:mime-type="image/png"/></draw:frame><draw:frame draw:style-name="fr3" draw:name="Image4" text:anchor-type="char" svg:width="17cm" svg:height="4.371cm" draw:z-index="3"><draw:image xlink:href="Pictures/100000010000038E000000EA1CA5FA40B116EA0F.png" xlink:type="simple" xlink:show="embed" xlink:actuate="onLoad" draw:mime-type="image/png"/></draw:frame><text:s text:c="176"/></text:p>
      <text:p text:style-name="Standard">6.</text:p>
      <text:p text:style-name="Standard"><draw:frame draw:style-name="fr2" draw:name="Image5" text:anchor-type="char" svg:x="0cm" svg:y="-0.333cm" svg:width="16.999cm" svg:height="14.235cm" draw:z-index="8"><draw:image xlink:href="Pictures/100000010000039C000003C6AB7460F5D8B25174.png" xlink:type="simple" xlink:show="embed" xlink:actuate="onLoad" draw:mime-type="image/png"/></draw:frame><text:soft-page-break/></text:p>
      <text:p text:style-name="Standard"><text:s text:c="168"/></text:p>
      <text:p text:style-name="Standard"/>
      <text:p text:style-name="Standard"><draw:frame draw:style-name="fr1" draw:name="Image10" text:anchor-type="char" svg:x="0.9cm" svg:y="15.69cm" svg:width="17cm" svg:height="2.016cm" draw:z-index="6"><draw:image xlink:href="Pictures/100000010000038E0000006C69326F4B42E3D882.png" xlink:type="simple" xlink:show="embed" xlink:actuate="onLoad" draw:mime-type="image/png"/></draw:frame><draw:frame draw:style-name="fr1" draw:name="Image11" text:anchor-type="char" svg:x="8.063cm" svg:y="3.134cm" svg:width="17cm" svg:height="1.55cm" draw:z-index="7"><draw:image xlink:href="Pictures/100000010000038E00000053F600235895F5219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18:35:00.253841284</meta:creation-date>
    <meta:editing-duration>PT28M25S</meta:editing-duration>
    <meta:editing-cycles>4</meta:editing-cycles>
    <meta:generator>LibreOffice/7.3.7.2$Linux_X86_64 LibreOffice_project/30$Build-2</meta:generator>
    <dc:date>2023-12-23T14:24:21.319403149</dc:date>
    <meta:document-statistic meta:table-count="0" meta:image-count="9" meta:object-count="0" meta:page-count="3" meta:paragraph-count="15" meta:word-count="9" meta:character-count="1239" meta:non-whitespace-character-count="25"/>
  </office:meta>
</office:document-meta>
</file>